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b54" officeooo:paragraph-rsid="0019db54"/>
    </style:style>
    <style:style style:name="P2" style:family="paragraph" style:parent-style-name="Standard">
      <style:text-properties officeooo:rsid="001a902e" officeooo:paragraph-rsid="001a9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 – Radostin Ivanov <text:a xlink:type="simple" xlink:href="mailto:radipleven@abv.bg">radipleven@abv.bg</text:a></text:p>
      <text:p text:style-name="P1"/>
      <text:p text:style-name="P1">1.)</text:p>
      <text:p text:style-name="P1">htop</text:p>
      <text:p text:style-name="P1"/>
      <text:p text:style-name="P1">2.)</text:p>
      <text:p text:style-name="P1">mkdir MMS C Camp</text:p>
      <text:p text:style-name="P1">cp *.c <text:s/>/home/mms/Radostin/MMS C Camp</text:p>
      <text:p text:style-name="P1">rm -rf [0-9]*</text:p>
      <text:p text:style-name="P1"/>
      <text:p text:style-name="P1">3.)</text:p>
      <text:p text:style-name="P1">rwxrw-r-- → chmod 764 testfile</text:p>
      <text:p text:style-name="P1"/>
      <text:p text:style-name="P1">4.)wc *c -l <text:s/>&gt; linesCount</text:p>
      <text:p text:style-name="P1"/>
      <text:p text:style-name="P1">5.)</text:p>
      <text:p text:style-name="P2">find . -type f -name "*.c" | xargs -I {} cat {} |wc -l &gt; <text:s/>rowsOfCode</text:p>
      <text:p text:style-name="P2">find . -type f -name "*.c" |wc -l &gt; numberofcfiles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s </meta:initial-creator>
    <meta:creation-date>2022-07-18T11:28:25.224118880</meta:creation-date>
    <dc:date>2022-07-18T11:49:37.292428160</dc:date>
    <dc:creator>mms </dc:creator>
    <meta:editing-duration>PT1M5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58" meta:character-count="298" meta:non-whitespace-character-count="248"/>
  </office:meta>
</office:document-meta>
</file>